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4.5069in" table:align="left"/>
    </style:style>
    <style:style style:name="Table1.A" style:family="table-column">
      <style:table-column-properties style:column-width="0.9313in"/>
    </style:style>
    <style:style style:name="Table1.B" style:family="table-column">
      <style:table-column-properties style:column-width="0.8861in"/>
    </style:style>
    <style:style style:name="Table1.E" style:family="table-column">
      <style:table-column-properties style:column-width="0.9174in"/>
    </style:style>
    <style:style style:name="Table1.A1" style:family="table-cell">
      <style:table-cell-properties style:vertical-align="middle" fo:padding="0.0194in" fo:border="none"/>
    </style:style>
    <style:style style:name="Table2" style:family="table">
      <style:table-properties style:width="6.9375in" fo:margin-left="0in" table:align="left"/>
    </style:style>
    <style:style style:name="Table2.A" style:family="table-column">
      <style:table-column-properties style:column-width="0.0861in"/>
    </style:style>
    <style:style style:name="Table2.B" style:family="table-column">
      <style:table-column-properties style:column-width="6.8514in"/>
    </style:style>
    <style:style style:name="Table2.A1" style:family="table-cell">
      <style:table-cell-properties style:vertical-align="middle" fo:padding="0.0194in" fo:border="none"/>
    </style:style>
    <style:style style:name="P1" style:family="paragraph" style:parent-style-name="Standard">
      <style:text-properties officeooo:paragraph-rsid="001de8be"/>
    </style:style>
    <style:style style:name="P2" style:family="paragraph" style:parent-style-name="Standard">
      <style:text-properties officeooo:rsid="001f2b97" officeooo:paragraph-rsid="001f2b97"/>
    </style:style>
    <style:style style:name="P3" style:family="paragraph" style:parent-style-name="Standard">
      <style:text-properties officeooo:rsid="001f2b97" officeooo:paragraph-rsid="0022c687"/>
    </style:style>
    <style:style style:name="P4" style:family="paragraph" style:parent-style-name="Standard">
      <style:text-properties officeooo:paragraph-rsid="001f2b97"/>
    </style:style>
    <style:style style:name="P5" style:family="paragraph" style:parent-style-name="Standard">
      <style:text-properties fo:font-weight="bold" officeooo:rsid="001f2b97" officeooo:paragraph-rsid="001f2b97" style:font-weight-asian="bold" style:font-weight-complex="bold"/>
    </style:style>
    <style:style style:name="P6" style:family="paragraph" style:parent-style-name="Standard">
      <style:text-properties fo:font-weight="bold" officeooo:rsid="00244a4b" officeooo:paragraph-rsid="00244a4b" style:font-weight-asian="bold" style:font-weight-complex="bold"/>
    </style:style>
    <style:style style:name="P7" style:family="paragraph" style:parent-style-name="Standard">
      <style:text-properties fo:font-weight="bold" officeooo:rsid="00297c06" officeooo:paragraph-rsid="00297c06" style:font-weight-asian="bold" style:font-weight-complex="bold"/>
    </style:style>
    <style:style style:name="P8" style:family="paragraph" style:parent-style-name="Standard">
      <style:text-properties fo:font-weight="bold" officeooo:rsid="0022c687" officeooo:paragraph-rsid="002fd9a3" style:font-weight-asian="bold" style:font-weight-complex="bold"/>
    </style:style>
    <style:style style:name="P9" style:family="paragraph" style:parent-style-name="Standard">
      <style:text-properties officeooo:rsid="0020e18f" officeooo:paragraph-rsid="0020e18f"/>
    </style:style>
    <style:style style:name="P10" style:family="paragraph" style:parent-style-name="Standard">
      <style:text-properties fo:font-weight="normal" officeooo:rsid="0023da5a" officeooo:paragraph-rsid="0023da5a" style:font-weight-asian="normal" style:font-weight-complex="normal"/>
    </style:style>
    <style:style style:name="P11" style:family="paragraph" style:parent-style-name="Standard">
      <style:text-properties fo:font-weight="normal" officeooo:rsid="0027916c" officeooo:paragraph-rsid="0027916c" style:font-weight-asian="normal" style:font-weight-complex="normal"/>
    </style:style>
    <style:style style:name="P12" style:family="paragraph" style:parent-style-name="Standard">
      <style:text-properties fo:font-weight="normal" officeooo:rsid="0029e7d7" officeooo:paragraph-rsid="0029e7d7" style:font-weight-asian="normal" style:font-weight-complex="normal"/>
    </style:style>
    <style:style style:name="P13" style:family="paragraph" style:parent-style-name="Standard">
      <style:text-properties fo:font-weight="normal" officeooo:rsid="002a3763" officeooo:paragraph-rsid="002a3763" style:font-weight-asian="normal" style:font-weight-complex="normal"/>
    </style:style>
    <style:style style:name="P14" style:family="paragraph" style:parent-style-name="Standard">
      <style:text-properties officeooo:paragraph-rsid="002bdd8a"/>
    </style:style>
    <style:style style:name="P15" style:family="paragraph" style:parent-style-name="Standard">
      <style:text-properties fo:language="id" fo:country="ID" officeooo:rsid="001de8be" officeooo:paragraph-rsid="001de8be"/>
    </style:style>
    <style:style style:name="P16" style:family="paragraph" style:parent-style-name="Standard">
      <style:text-properties fo:language="id" fo:country="ID" officeooo:rsid="001f2b97" officeooo:paragraph-rsid="001de8be"/>
    </style:style>
    <style:style style:name="P17" style:family="paragraph" style:parent-style-name="Table_20_Contents">
      <style:text-properties fo:font-size="2pt" style:font-size-asian="2pt" style:font-size-complex="2pt"/>
    </style:style>
    <style:style style:name="P18" style:family="paragraph" style:parent-style-name="Preformatted_20_Text" style:master-page-name="">
      <loext:graphic-properties draw:fill="none"/>
      <style:paragraph-properties fo:margin-left="0.25in" fo:margin-right="0in" fo:text-indent="0in" style:auto-text-indent="false" style:page-number="auto" fo:background-color="transparent"/>
      <style:text-properties officeooo:rsid="00325239" officeooo:paragraph-rsid="00325239"/>
    </style:style>
    <style:style style:name="P19" style:family="paragraph" style:parent-style-name="Preformatted_20_Text">
      <loext:graphic-properties draw:fill="none"/>
      <style:paragraph-properties fo:margin-left="0.25in" fo:margin-right="0in" fo:text-indent="0in" style:auto-text-indent="false" fo:background-color="transparent"/>
    </style:style>
    <style:style style:name="P20" style:family="paragraph" style:parent-style-name="Preformatted_20_Text">
      <loext:graphic-properties draw:fill="none"/>
      <style:paragraph-properties fo:margin-left="0.25in" fo:margin-right="0in" fo:margin-top="0in" fo:margin-bottom="0.1965in" loext:contextual-spacing="false" fo:text-indent="0in" style:auto-text-indent="false" fo:background-color="transparent"/>
    </style:style>
    <style:style style:name="P21" style:family="paragraph" style:parent-style-name="Standard">
      <style:text-properties fo:font-weight="normal" officeooo:rsid="0022c687" officeooo:paragraph-rsid="002fd9a3" style:font-weight-asian="normal" style:font-weight-complex="normal"/>
    </style:style>
    <style:style style:name="P22" style:family="paragraph" style:parent-style-name="Standard" style:list-style-name="L1">
      <style:text-properties fo:font-weight="normal" officeooo:rsid="0022c687" officeooo:paragraph-rsid="0022c687" style:font-weight-asian="normal" style:font-weight-complex="normal"/>
    </style:style>
    <style:style style:name="P23" style:family="paragraph" style:parent-style-name="Standard" style:list-style-name="L1">
      <style:text-properties fo:font-weight="normal" officeooo:rsid="0023da5a" officeooo:paragraph-rsid="0023da5a" style:font-weight-asian="normal" style:font-weight-complex="normal"/>
    </style:style>
    <style:style style:name="P24" style:family="paragraph" style:parent-style-name="Standard" style:list-style-name="L1">
      <style:text-properties fo:font-weight="normal" officeooo:rsid="002fd9a3" officeooo:paragraph-rsid="002fd9a3" style:font-weight-asian="normal" style:font-weight-complex="normal"/>
    </style:style>
    <style:style style:name="P25" style:family="paragraph" style:parent-style-name="Standard" style:list-style-name="L2">
      <style:text-properties fo:font-weight="normal" officeooo:rsid="0025ec79" officeooo:paragraph-rsid="0025ec79" style:font-weight-asian="normal" style:font-weight-complex="normal"/>
    </style:style>
    <style:style style:name="P26" style:family="paragraph" style:parent-style-name="Standard" style:list-style-name="L2">
      <style:text-properties officeooo:paragraph-rsid="0025ec79"/>
    </style:style>
    <style:style style:name="P27" style:family="paragraph" style:parent-style-name="Standard" style:list-style-name="L2">
      <style:text-properties officeooo:rsid="0027916c" officeooo:paragraph-rsid="0027916c"/>
    </style:style>
    <style:style style:name="P28" style:family="paragraph" style:parent-style-name="Standard">
      <style:text-properties officeooo:rsid="002fd9a3" officeooo:paragraph-rsid="002fd9a3"/>
    </style:style>
    <style:style style:name="P29" style:family="paragraph" style:parent-style-name="Standard">
      <style:text-properties officeooo:rsid="00315289" officeooo:paragraph-rsid="00315289"/>
    </style:style>
    <style:style style:name="P30" style:family="paragraph" style:parent-style-name="Standard">
      <style:text-properties officeooo:rsid="00325239" officeooo:paragraph-rsid="00325239"/>
    </style:style>
    <style:style style:name="P31" style:family="paragraph" style:parent-style-name="Standard">
      <style:text-properties officeooo:rsid="0032e0a1" officeooo:paragraph-rsid="0032e0a1"/>
    </style:style>
    <style:style style:name="P32" style:family="paragraph" style:parent-style-name="Standard">
      <style:text-properties officeooo:rsid="00386b50" officeooo:paragraph-rsid="00386b50"/>
    </style:style>
    <style:style style:name="P33" style:family="paragraph" style:parent-style-name="Standard">
      <style:text-properties officeooo:rsid="00389846" officeooo:paragraph-rsid="00389846"/>
    </style:style>
    <style:style style:name="T1" style:family="text">
      <style:text-properties fo:language="id" fo:country="ID"/>
    </style:style>
    <style:style style:name="T2" style:family="text">
      <style:text-properties fo:language="id" fo:country="ID" officeooo:rsid="001de8be"/>
    </style:style>
    <style:style style:name="T3" style:family="text">
      <style:text-properties fo:language="id" fo:country="ID" officeooo:rsid="001f2b97"/>
    </style:style>
    <style:style style:name="T4" style:family="text">
      <style:text-properties officeooo:rsid="002232ef"/>
    </style:style>
    <style:style style:name="T5" style:family="text">
      <style:text-properties officeooo:rsid="0022c687"/>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44a4b" style:font-weight-asian="normal" style:font-weight-complex="normal"/>
    </style:style>
    <style:style style:name="T9" style:family="text">
      <style:text-properties fo:font-weight="normal" officeooo:rsid="0025ec79" style:font-weight-asian="normal" style:font-weight-complex="normal"/>
    </style:style>
    <style:style style:name="T10" style:family="text">
      <style:text-properties fo:font-weight="normal" officeooo:rsid="002bdd8a" style:font-weight-asian="normal" style:font-weight-complex="normal"/>
    </style:style>
    <style:style style:name="T11" style:family="text">
      <style:text-properties fo:font-weight="normal" officeooo:rsid="002da8c0" style:font-weight-asian="normal" style:font-weight-complex="normal"/>
    </style:style>
    <style:style style:name="T12" style:family="text">
      <style:text-properties officeooo:rsid="002bdd8a"/>
    </style:style>
    <style:style style:name="T13" style:family="text">
      <style:text-properties officeooo:rsid="00315289"/>
    </style:style>
    <style:style style:name="T14" style:family="text">
      <style:text-properties officeooo:rsid="00319dff"/>
    </style:style>
    <style:style style:name="T15" style:family="text">
      <style:text-properties officeooo:rsid="003443d9"/>
    </style:style>
    <style:style style:name="T16" style:family="text">
      <style:text-properties officeooo:rsid="00389846"/>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ernahkan anda membayangkan berapa rumitnya dan repotnya membuat tampilan program aplikasi yang kita buat untuk end user atau dikenal dengan istilah user interface. Terus terang saya pribadi lebih dari tahap membayangkan yakni membuat bagian2 kecil html dan style untuk penerapan user interface pada aplikasi yang pernah saya buat. Saat itu sangat terbayang betapa menyusahkannya membuat desain tampilan yang konsisten dan mudah bagi end user. </text:p>
      <text:p text:style-name="P15"/>
      <text:p text:style-name="P1"><text:span text:style-name="T2">Peristiwa traumatis dalam merangkai berbagai kode html dan styling dalam css dulu syukurnya sekarang tidak terjadi lagi dengan munculnya <text:s/>framework CSS. <text:s/>Pada awalnya saya mengenal framework tahap awal yang dinamakan </text:span><text:a xlink:type="simple" xlink:href="https://en.wikipedia.org/wiki/Blueprint_%28CSS_framework%29" text:style-name="Internet_20_link" text:visited-style-name="Visited_20_Internet_20_Link">Blueprint</text:a><text:span text:style-name="T1"> </text:span><text:span text:style-name="T2"><text:s/>dan </text:span><text:a xlink:type="simple" xlink:href="http://960.gs/" text:style-name="Internet_20_link" text:visited-style-name="Visited_20_Internet_20_Link">960 grid system</text:a><text:span text:style-name="T2"> <text:s/>tahun 2011. </text:span><text:span text:style-name="T3">saat ini perkembangan kerangka dasar styling CSS (dan termasuk javascript) telah sangat pesat apalagi dengan diperkenalkannya Bootstrap CSS oleh Twitter dimana fungsi fw css bukan hanya membantu dalam hal styling namun juga interaktivitas tampilan dengan pemanfaatan library jquery yang di- include di fw tersebut. <text:s/></text:span></text:p>
      <text:p text:style-name="P16"/>
      <text:p text:style-name="P4"><text:span text:style-name="T3">Sebelum kita masuk ke topik baiklah kita akan membahas dulu konsep dasar CSS Framework. </text:span><text:span text:style-name="T1">kerangka CSS adalah pra-siap kerangka kerja perangkat lunak yang dimaksudkan untuk memungkinkan lebih mudah, lebih standar-compliant desain web menggunakan Cascading Style Sheets bahasa. Sebagian besar kerangka kerja ini mengandung setidaknya grid. kerangka kerja lebih fungsional juga datang dengan lebih banyak fitur dan fungsi tambahan berdasarkan JavaScript, tetapi sebagian besar desain berorientasi dan tidak mengganggu. Ini membedakan ini dari kerangka JavaScript fungsional dan penuh.<text:line-break/><text:line-break/>Dua contoh penting dan banyak digunakan adalah Bootstrap dan <text:s/></text:span><text:span text:style-name="T3">Foundation</text:span><text:span text:style-name="T1">.<text:line-break/><text:line-break/>kerangka CSS menawarkan modul dan alat yang berbeda:<text:line-break/><text:line-break/>     ulang style sheet<text:line-break/>     jaringan terutama untuk desain web responsif<text:line-break/>     web tipografi<text:line-break/>     set ikon dalam sprite atau ikon font<text:line-break/>     styling untuk tooltips, tombol, elemen bentuk<text:line-break/>     bagian dari antarmuka pengguna grafis seperti akordeon, tab, slideshow atau jendela modal (Lightbox)<text:line-break/>     equalizer untuk membuat konten sama tinggi<text:line-break/>     sering digunakan kelas pembantu css (kiri, hide)<text:line-break/><text:line-break/>kerangka kerja yang lebih besar menggunakan interpreter CSS <text:s/></text:span><text:span text:style-name="T2">atau seperti pre-compiled CSS seperti </text:span><text:span text:style-name="T1"><text:s/>SASS </text:span><text:span text:style-name="T2">(tidak dibahas disini)</text:span><text:span text:style-name="T1">.</text:span> </text:p>
      <text:p text:style-name="Standard"/>
      <text:p text:style-name="P5">Mengapa menggunakan fw css ?</text:p>
      <text:p text:style-name="P2">Hal yang paling mendasari dari framework CSS adalah pembagian kolom / grid. Di bootsrap layout tampilan web dibagi menjadi 12 kolom (fw css lainnya mungkin berbeda). Mengapa 12 kolom dapat ditelusuri <text:a xlink:type="simple" xlink:href="http://stackoverflow.com/questions/22168820/bootstrap-why-only-12-columns" text:style-name="Internet_20_link" text:visited-style-name="Visited_20_Internet_20_Link">http://stackoverflow.com/questions/22168820/bootstrap-why-only-12-columns</text:a>. </text:p>
      <text:p text:style-name="P2"/>
      <text:p text:style-name="P2">Dengan penerapan 12 kolom pada tampilan web maka mempermudah kita dalam membuat layout dasar atau baselayout dalam penerapan desain web kita dari yang berbentuk grafis ke bentuk html dan CSS. Adanya satuan dasar kolom yang diterapkan dan menjadi baseline pola desain tampilan menjadikan tampilan web yang kita terapkan menjadi lebih konsisten dan mudah dikelola . </text:p>
      <text:p text:style-name="P2"/>
      <text:p text:style-name="P9"><text:soft-page-break/>Mudah dikelola dalam artian kita dapat memanfaatkan fw css dalam mewujudkan desain tampilan yang responsive. Responsive merupakan tampilan yang dapat beradaptasi dengan wujud tampilan antar muka device yang mengakses situs kita. <text:span text:style-name="T4">Misalnya tampilan kita akan berbeda jika user menggunakan tampilan web desktop dengan monitor yang support 1980px dengan tampilan web perangkat tablet maupun smartphone. </text:span></text:p>
      <text:p text:style-name="P2"/>
      <text:p text:style-name="P3">Konsep lainnya adalah styling dan prebuild javascript library. <text:span text:style-name="T5">Persaingan antar fw dan permintaan dari para pengguna fw menjadikan saat ini fw tidak hanya dibatasi dalam hal styling html dan css semata. Namun berbagai plugin javascript turut dikemas dalam paket fw css. Misalnya bootstrap css menyertakan library jquery dengan berbagai plugin seperti modal, transitions, carrousel dan lain sebagainya. Silahkan akses di situs </text:span><text:a xlink:type="simple" xlink:href="http://getbootstrap.com/javascript/" text:style-name="Internet_20_link" text:visited-style-name="Visited_20_Internet_20_Link"><text:span text:style-name="T5">http://getbootstrap.com/javascript/</text:span></text:a><text:span text:style-name="T5"> </text:span></text:p>
      <text:p text:style-name="P3"/>
      <text:p text:style-name="P8">Mengapa menggunakan fw bootstrap ?</text:p>
      <text:p text:style-name="P21">Untuk menjawab ini tentunya saya pribadi akan memiliki pandangan subjektif artinya tiap developer fw bootstrap memiliki base user kontributor yang paling besar (CMIIW)</text:p>
      <text:list xml:id="list4010844181298841171" text:style-name="L1">
        <text:list-item>
          <text:p text:style-name="P22">tanggal 13 februari <text:s/>tercatat memiliki 833 kontributor di halaman github mereka. Telah diberikan label <text:span text:style-name="T6">star</text:span> sebanyak lebih dari 106.570.</text:p>
        </text:list-item>
        <text:list-item>
          <text:p text:style-name="P22">fw ini paling aktif dalam pengembangan. Tercatat tanggal 13 februari terakhir dicommit di github adalah 20 jam yang lalu.</text:p>
        </text:list-item>
        <text:list-item>
          <text:p text:style-name="P23">pertimbangan 1 dan 2 meyakinkan pengguna fw apalagi yang baru belajar untuk lebih mudah dalam mencari referensi tentang case example atau tutorial penggunaan fw ini.</text:p>
        </text:list-item>
        <text:list-item>
          <text:p text:style-name="P24">Free template behambur di web yang berbasis fw bootstrap hehe.... </text:p>
        </text:list-item>
      </text:list>
      <text:p text:style-name="P10"/>
      <text:p text:style-name="P10"/>
      <text:p text:style-name="P10"/>
      <text:p text:style-name="P6">Menerapkan fw Bootstrap ? </text:p>
      <text:list xml:id="list3650750824701271458" text:style-name="L2">
        <text:list-item>
          <text:p text:style-name="P25">Buat file index.html komputer anda</text:p>
        </text:list-item>
        <text:list-item>
          <text:p text:style-name="P26"><text:span text:style-name="T8">akses </text:span><text:a xlink:type="simple" xlink:href="http://getbootstrap.com/getting-started/#download" text:style-name="Internet_20_link" text:visited-style-name="Visited_20_Internet_20_Link"><text:span text:style-name="T8">http://getbootstrap.com/getting-started/#download</text:span></text:a><text:span text:style-name="T8"> tuliskan di file anda source pada section </text:span><text:bookmark text:name="download-cdn"/><text:span text:style-name="T6">Bootstrap CDN</text:span><text:span text:style-name="T7">. </text:span><text:span text:style-name="T8">Dengan menggunakan CDN maka anda harus mengkoneksikan komputer anda dengan internet.</text:span></text:p>
        </text:list-item>
        <text:list-item>
          <text:p text:style-name="P26"><text:span text:style-name="T9">Isikan pada file index.html tersebut kode </text:span><text:a xlink:type="simple" xlink:href="http://getbootstrap.com/getting-started/#template" text:style-name="Internet_20_link" text:visited-style-name="Visited_20_Internet_20_Link"><text:span text:style-name="T9">http://getbootstrap.com/getting-started/#template</text:span></text:a></text:p>
        </text:list-item>
        <text:list-item>
          <text:p text:style-name="P26"><text:span text:style-name="T9">akses <text:s/>file index.html pada web browser anda. </text:span><text:span text:style-name="T8"><text:s/></text:span></text:p>
        </text:list-item>
        <text:list-item>
          <text:p text:style-name="P27"><text:span text:style-name="T8">A</text:span><text:span text:style-name="T7">kan terlihat halaman web yang sudah distyling secara default oleh Bootstrap CSS framwork. Pada titik ini anda berhasil. </text:span></text:p>
        </text:list-item>
      </text:list>
      <text:p text:style-name="P11"/>
      <text:p text:style-name="P7">Menerapkan tampilan responsive dengan fw bootstrap ? </text:p>
      <text:p text:style-name="P7"><text:span text:style-name="T7">Fw bootstrap hanya mengenal 4 tampilan perangkat / device dapat diakses disini </text:span><text:a xlink:type="simple" xlink:href="http://getbootstrap.com/css/#grid-options" text:style-name="Internet_20_link" text:visited-style-name="Visited_20_Internet_20_Link"><text:span text:style-name="T7">http://getbootstrap.com/css/#grid-options</text:span></text:a><text:span text:style-name="T7"> </text:span></text:p>
      <text:p text:style-name="P12">untuk menerapkan fw pada konteks responsiveness class html ini yang jadi based guidenya.</text:p>
      <text:p text:style-name="P12"/>
      <table:table table:name="Table1" table:style-name="Table1">
        <table:table-column table:style-name="Table1.A"/>
        <table:table-column table:style-name="Table1.B" table:number-columns-repeated="3"/>
        <table:table-column table:style-name="Table1.E"/>
        <table:table-row>
          <table:table-cell table:style-name="Table1.A1" office:value-type="string">
            <text:p text:style-name="Table_20_Heading">Class prefix</text:p>
          </table:table-cell>
          <table:table-cell table:style-name="Table1.A1" office:value-type="string">
            <text:p text:style-name="Table_20_Contents"><text:span text:style-name="Source_20_Text">.col-xs-</text:span></text:p>
          </table:table-cell>
          <table:table-cell table:style-name="Table1.A1" office:value-type="string">
            <text:p text:style-name="Table_20_Contents"><text:span text:style-name="Source_20_Text">.col-sm-</text:span></text:p>
          </table:table-cell>
          <table:table-cell table:style-name="Table1.A1" office:value-type="string">
            <text:p text:style-name="Table_20_Contents"><text:span text:style-name="Source_20_Text">.col-md-</text:span></text:p>
          </table:table-cell>
          <table:table-cell table:style-name="Table1.A1" office:value-type="string">
            <text:p text:style-name="Table_20_Contents"><text:span text:style-name="Source_20_Text">.col-lg-</text:span></text:p>
          </table:table-cell>
        </table:table-row>
      </table:table>
      <text:p text:style-name="P12"/>
      <text:p text:style-name="P13">Dan ingat dalam menggunakan predefined class diatas maka total jumlah satuan nominal angka harus 12 kolom contoh : </text:p>
      <text:p text:style-name="P13"/>
      <table:table table:name="Table2" table:style-name="Table2">
        <table:table-column table:style-name="Table2.A"/>
        <table:table-column table:style-name="Table2.B"/>
        <table:table-row>
          <table:table-cell table:style-name="Table2.A1" office:value-type="string">
            <text:p text:style-name="P17"/>
          </table:table-cell>
          <table:table-cell table:style-name="Table2.A1" office:value-type="string">
            <text:section text:style-name="Sect1" text:name="crayon-5419b83cbdcc7618477182-1">
              <text:p text:style-name="Table_20_Contents">&lt;div class=“col-sm-3 col-md-6 col-lg-4”&gt;I’m on the left&lt;/div&gt;</text:p>
            </text:section>
            <text:section text:style-name="Sect1" text:name="crayon-5419b83cbdcc7618477182-2">
              <text:p text:style-name="Table_20_Contents">&lt;div class=“col-sm-9 col-md-6 col-lg-8”&gt;I’m on the right&lt;/div&gt;</text:p>
            </text:section>
          </table:table-cell>
        </table:table-row>
      </table:table>
      <text:p text:style-name="P13"/>
      <text:p text:style-name="P14"><text:soft-page-break/><text:span text:style-name="T10">Dan yang tidak kalah penting adalah menampilkan kelas div tertentu apabila tampil pada perangkat tertentu saja. Untuk hal ini anda dapat mengunjungi halaman </text:span><text:a xlink:type="simple" xlink:href="http://getbootstrap.com/css/#responsive-utilities" text:style-name="Internet_20_link" text:visited-style-name="Visited_20_Internet_20_Link"><text:span text:style-name="T10">http://getbootstrap.com/css/#responsive-utilities</text:span></text:a><text:span text:style-name="T10"> sebagai referensi. Misalnya anda ingin agar logo berubah menjadi lebih kecil apabil</text:span><text:span text:style-name="T11">a</text:span><text:span text:style-name="T10"> menggunakan tampilan device smartphone maka gunakan class </text:span><text:span text:style-name="Source_20_Text">.visible-xs-*</text:span> <text:s/><text:span text:style-name="T12">dan </text:span><text:span text:style-name="Source_20_Text">.hidden-md</text:span> <text:span text:style-name="Source_20_Text">.hidden-lg</text:span> <text:s/><text:span text:style-name="Source_20_Text">.hidden-sm</text:span> <text:s/><text:span text:style-name="T12">pada kelas div kode html anda terhadap logo yang cukup besar.</text:span></text:p>
      <text:p text:style-name="P14"/>
      <text:p text:style-name="P2"/>
      <text:p text:style-name="P28">Baiklah kita akan coba praktek implementasi desain responsive <text:span text:style-name="T14">dan beberapa fitur bootstrap </text:span><text:s/>dengan template sederhana. <text:line-break/><text:span text:style-name="T13">1. download template belajar kita di sini : </text:span></text:p>
      <text:p text:style-name="P29"><text:a xlink:type="simple" xlink:href="https://github.com/navotera/kulgram/tree/master/bootstrap" text:style-name="Internet_20_link" text:visited-style-name="Visited_20_Internet_20_Link">https://github.com/navotera/kulgram/tree/master/bootstrap</text:a></text:p>
      <text:p text:style-name="P29"/>
      <text:p text:style-name="P30">2. kita akan mendemonstrasikan fitur responsive di bootstrap</text:p>
      <text:p text:style-name="P30"/>
      <text:p text:style-name="P30"/>
      <text:p text:style-name="P30">3. membuat modal dengan menggunakan bootstrap javascript plugin</text:p>
      <text:p text:style-name="P30"/>
      <text:p text:style-name="P31">buat script baru dibawah &lt;/div&gt; atau close tag penutup class row</text:p>
      <text:p text:style-name="P31"/>
      <text:p text:style-name="P31">&lt;div class="row"&gt;</text:p>
      <text:p text:style-name="P18"><text:span text:style-name="Source_20_Text">&lt;!-- Small modal --&gt;</text:span></text:p>
      <text:p text:style-name="P19"><text:span text:style-name="Source_20_Text">&lt;button type="button" class="btn btn-primary" data-toggle="modal" data-target=".bs-example-modal-sm"&gt;Small modal&lt;/button&gt;</text:span></text:p>
      <text:p text:style-name="P19"/>
      <text:p text:style-name="P19"><text:span text:style-name="Source_20_Text">&lt;div class="modal fade bs-example-modal-sm" tabindex="-1" role="dialog" aria-labelledby="mySmallModalLabel"&gt;</text:span></text:p>
      <text:p text:style-name="P19"><text:span text:style-name="Source_20_Text"><text:s text:c="2"/>&lt;div class="modal-dialog modal-sm" role="document"&gt;</text:span></text:p>
      <text:p text:style-name="P19"><text:span text:style-name="Source_20_Text"><text:s text:c="4"/>&lt;div class="modal-content"&gt;</text:span></text:p>
      <text:p text:style-name="P19"><text:span text:style-name="Source_20_Text"><text:s text:c="5"/><text:tab/><text:tab/></text:span><text:span text:style-name="Source_20_Text"><text:span text:style-name="T15">Hello kulgram sukses PHP Kalsel</text:span></text:span></text:p>
      <text:p text:style-name="P19"><text:span text:style-name="Source_20_Text"><text:s text:c="4"/>&lt;/div&gt;</text:span></text:p>
      <text:p text:style-name="P19"><text:span text:style-name="Source_20_Text"><text:s text:c="2"/>&lt;/div&gt;</text:span></text:p>
      <text:p text:style-name="P20"><text:span text:style-name="Source_20_Text">&lt;/div&gt;</text:span></text:p>
      <text:p text:style-name="P31">&lt;/div&gt;</text:p>
      <text:p text:style-name="P31"/>
      <text:p text:style-name="P32">script diatas akan menunjukkan modal dialog yang diaktivasi saat anda menekan tombol / button. <text:span text:style-name="T16">That's it.. </text:span></text:p>
      <text:p text:style-name="P32"/>
      <text:p text:style-name="P33">sekian pengenalan bootstrap 3 framework untuk kali ini. Maaf apabila sangat singkat untuk referensi tambahan silahkan buka referensi resmi dari twitter bootstrap 3 <text:s/>di http://getbootstrap.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0M15S</meta:editing-duration>
    <meta:editing-cycles>26</meta:editing-cycles>
    <meta:generator>LibreOffice/5.1.0.3$Windows_x86 LibreOffice_project/5e3e00a007d9b3b6efb6797a8b8e57b51ab1f737</meta:generator>
    <dc:date>2017-02-14T09:26:24.803000000</dc:date>
    <dc:creator>Muhammad Hendra</dc:creator>
    <meta:document-statistic meta:table-count="2" meta:image-count="0" meta:object-count="0" meta:page-count="3" meta:paragraph-count="50" meta:word-count="946" meta:character-count="7140" meta:non-whitespace-character-count="6158"/>
    <meta:user-defined meta:name="Info 1"/>
    <meta:user-defined meta:name="Info 2"/>
    <meta:user-defined meta:name="Info 3"/>
    <meta:user-defined meta:name="Info 4"/>
  </office:meta>
</office:document-meta>
</file>